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d3ef" officeooo:paragraph-rsid="000cd3ef"/>
    </style:style>
    <style:style style:name="P2" style:family="paragraph" style:parent-style-name="Standard">
      <style:paragraph-properties fo:text-align="start" style:justify-single-word="false"/>
      <style:text-properties officeooo:rsid="000cd3ef" officeooo:paragraph-rsid="000cd3ef"/>
    </style:style>
    <style:style style:name="P3" style:family="paragraph" style:parent-style-name="Standard">
      <style:paragraph-properties fo:text-align="start" style:justify-single-word="false"/>
      <style:text-properties officeooo:rsid="000cd3ef" officeooo:paragraph-rsid="000d1e8f"/>
    </style:style>
    <style:style style:name="P4" style:family="paragraph" style:parent-style-name="Standard">
      <style:paragraph-properties fo:text-align="start" style:justify-single-word="false"/>
      <style:text-properties officeooo:rsid="000cd3ef" officeooo:paragraph-rsid="000cd3ef"/>
    </style:style>
    <style:style style:name="P5" style:family="paragraph" style:parent-style-name="Standard">
      <style:paragraph-properties fo:text-align="start" style:justify-single-word="false"/>
      <style:text-properties officeooo:rsid="000cd3ef" officeooo:paragraph-rsid="000d2698"/>
    </style:style>
    <style:style style:name="P6" style:family="paragraph" style:parent-style-name="Standard">
      <style:paragraph-properties fo:text-align="center" style:justify-single-word="false"/>
      <style:text-properties officeooo:rsid="000cd3ef" officeooo:paragraph-rsid="000df0d6"/>
    </style:style>
    <style:style style:name="P7" style:family="paragraph" style:parent-style-name="Standard">
      <style:paragraph-properties fo:text-align="start" style:justify-single-word="false"/>
      <style:text-properties officeooo:rsid="000d2698" officeooo:paragraph-rsid="000d2698"/>
    </style:style>
    <style:style style:name="P8" style:family="paragraph" style:parent-style-name="Standard">
      <style:paragraph-properties fo:text-align="start" style:justify-single-word="false"/>
      <style:text-properties officeooo:rsid="000f3774" officeooo:paragraph-rsid="000f3774"/>
    </style:style>
    <style:style style:name="P9" style:family="paragraph" style:parent-style-name="Standard">
      <style:paragraph-properties fo:text-align="start" style:justify-single-word="false"/>
      <style:text-properties officeooo:rsid="000f5686" officeooo:paragraph-rsid="000f5686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d1e8f"/>
    </style:style>
    <style:style style:name="T3" style:family="text">
      <style:text-properties officeooo:rsid="000d2698"/>
    </style:style>
    <style:style style:name="T4" style:family="text">
      <style:text-properties fo:color="#ff0000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ff0000" fo:font-style="italic" officeooo:rsid="000d2698" style:font-style-asian="italic" style:font-style-complex="italic"/>
    </style:style>
    <style:style style:name="T7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ff0000" fo:font-size="14pt" fo:font-style="italic" officeooo:rsid="000d2698" style:font-size-asian="14pt" style:font-style-asian="italic" style:font-size-complex="14pt" style:font-style-complex="italic"/>
    </style:style>
    <style:style style:name="T9" style:family="text">
      <style:text-properties style:use-window-font-color="true" fo:font-size="14pt" fo:font-style="italic" officeooo:rsid="000d2698" style:font-size-asian="14pt" style:font-style-asian="italic" style:font-size-complex="14pt" style:font-style-complex="italic"/>
    </style:style>
    <style:style style:name="T10" style:family="text">
      <style:text-properties officeooo:rsid="000f56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ETODOS A DESARROLLAR</text:p>
      <text:p text:style-name="P6"><text:s/>A PARTIR DE LOS FICHEROS DE LA LIGA</text:p>
      <text:p text:style-name="P1"/>
      <text:p text:style-name="P2"/>
      <text:p text:style-name="P2">PROCEDIMIENTO: En todos los casos, el proceso consiste en RECORRER SECUENCIALMENTE UN FICHERO. <text:s/>Para ello, utilizar la plantilla (método) <text:span text:style-name="T1">leerFichero</text:span></text:p>
      <text:p text:style-name="P2"/>
      <text:p text:style-name="P2"/>
      <text:p text:style-name="P2">1. Obtener un ArrayList de TODOS LOS EQUIPOS <text:span text:style-name="T2">(equipos.txt)</text:span></text:p>
      <text:p text:style-name="P2"/>
      <text:p text:style-name="P2"><text:s text:c="3"/><text:span text:style-name="T3">Prototipo:</text:span></text:p>
      <text:p text:style-name="P2"><text:s text:c="19"/><text:span text:style-name="T8">public </text:span><text:span text:style-name="T7"><text:s/></text:span><text:span text:style-name="T8">ArrayList&lt;Equipo&gt;</text:span><text:span text:style-name="T7"> <text:s text:c="4"/></text:span><text:span text:style-name="T8">crearListaEquipos(String rutaFichero)</text:span></text:p>
      <text:p text:style-name="P2"/>
      <text:p text:style-name="P3">2. Obtener un HashMap de TODOS LOS EQUIPOS <text:span text:style-name="T2">(equipos.txt)</text:span></text:p>
      <text:p text:style-name="P2"/>
      <text:p text:style-name="P5"><text:s text:c="13"/><text:span text:style-name="T5"><text:s text:c="6"/></text:span><text:span text:style-name="T6">public HashMap &lt;String, Equipo&gt; creaMapaEquipos(</text:span><text:span text:style-name="T8">String rutaFichero)</text:span></text:p>
      <text:p text:style-name="P2"/>
      <text:p text:style-name="P7">La clave es el nombre corto del equipo.</text:p>
      <text:p text:style-name="P7"/>
      <text:p text:style-name="P8">3. <text:s text:c="6"/><text:span text:style-name="T10">Detectar cuantos partidos se han jugado …</text:span></text:p>
      <text:p text:style-name="P8"/>
      <text:p text:style-name="P9">Recorrer el fichero partidos.txt hasta que se encuentre el primer partido</text:p>
      <text:p text:style-name="P9">NO JUGADO. </text:p>
      <text:p text:style-name="P9"/>
      <text:p text:style-name="P9"><text:s/><text:span text:style-name="T5"><text:s/>public void mostrarNumeroPartidosJugados (</text:span><text:span text:style-name="T8">String ruta</text:span><text:span text:style-name="T7">Partidos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8:09:20.163000000</meta:creation-date>
    <dc:date>2019-01-23T09:35:01.524000000</dc:date>
    <meta:editing-duration>PT34M59S</meta:editing-duration>
    <meta:editing-cycles>4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3" meta:word-count="94" meta:character-count="742" meta:non-whitespace-character-count="604"/>
  </office:meta>
</office:document-meta>
</file>